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9db7" officeooo:paragraph-rsid="00129db7"/>
    </style:style>
    <style:style style:name="P2" style:family="paragraph" style:parent-style-name="Standard">
      <style:text-properties officeooo:rsid="0013f437" officeooo:paragraph-rsid="0013f437"/>
    </style:style>
    <style:style style:name="P3" style:family="paragraph" style:parent-style-name="Standard">
      <style:text-properties officeooo:rsid="0014d719" officeooo:paragraph-rsid="0014d719"/>
    </style:style>
    <style:style style:name="P4" style:family="paragraph" style:parent-style-name="Standard">
      <style:text-properties fo:font-size="18pt" fo:font-weight="bold" officeooo:rsid="0011086b" officeooo:paragraph-rsid="0011086b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3f437" officeooo:paragraph-rsid="0013f437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29db7" officeooo:paragraph-rsid="00129db7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3f87a" officeooo:paragraph-rsid="0013f87a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14d719" officeooo:paragraph-rsid="0014d719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166a76" officeooo:paragraph-rsid="00166a76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style="normal" fo:font-weight="bold" officeooo:rsid="0013f437" officeooo:paragraph-rsid="0013f437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text-properties fo:font-size="15pt" style:font-size-asian="15pt" style:font-size-complex="15pt"/>
    </style:style>
    <style:style style:name="P13" style:family="paragraph" style:parent-style-name="Standard">
      <style:text-properties fo:font-size="15pt" officeooo:rsid="00129db7" officeooo:paragraph-rsid="00129db7" style:font-size-asian="15pt" style:font-size-complex="15pt"/>
    </style:style>
    <style:style style:name="P14" style:family="paragraph" style:parent-style-name="Standard">
      <style:text-properties fo:font-size="15pt" officeooo:rsid="0013f437" officeooo:paragraph-rsid="0013f437" style:font-size-asian="15pt" style:font-size-complex="15pt"/>
    </style:style>
    <style:style style:name="P15" style:family="paragraph" style:parent-style-name="Standard">
      <style:text-properties fo:font-size="16pt" officeooo:rsid="0013f437" officeooo:paragraph-rsid="0013f437" style:font-size-asian="16pt" style:font-size-complex="16pt"/>
    </style:style>
    <style:style style:name="P16" style:family="paragraph" style:parent-style-name="Standard">
      <style:text-properties fo:font-size="16pt" officeooo:rsid="0014d719" officeooo:paragraph-rsid="0014d719" style:font-size-asian="16pt" style:font-size-complex="16pt"/>
    </style:style>
    <style:style style:name="P17" style:family="paragraph" style:parent-style-name="Standard">
      <style:text-properties fo:font-size="16pt" officeooo:rsid="00166a76" officeooo:paragraph-rsid="00166a76" style:font-size-asian="16pt" style:font-size-complex="16pt"/>
    </style:style>
    <style:style style:name="T1" style:family="text">
      <style:text-properties officeooo:rsid="00166a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 - </text:span>Nombres jugadores principales</text:p>
      <text:p text:style-name="P12"/>
      <text:p text:style-name="P12">/campeonato/equipo[@categoria="alevines"]/jugador[@tipo="principal"]//nombre</text:p>
      <text:p text:style-name="Standard"/>
      <text:p text:style-name="Standard"/>
      <text:p text:style-name="P5"><text:span text:style-name="T1">2- </text:span>equipo con posicion numero 1.</text:p>
      <text:p text:style-name="P2"/>
      <text:p text:style-name="P12">/campeonato/equipo/posicion[.=1]</text:p>
      <text:p text:style-name="Standard"/>
      <text:p text:style-name="P6"/>
      <text:p text:style-name="P7"><text:span text:style-name="T1">3- </text:span>Jugadores sueldo mayor a 1500 euros</text:p>
      <text:p text:style-name="P1"/>
      <text:p text:style-name="P13">/campeonato/equipo/jugador[sueldo&gt;"1500"]//sueldo</text:p>
      <text:p text:style-name="P1"/>
      <text:p text:style-name="P1"/>
      <text:p text:style-name="P11"><text:span text:style-name="T1">4 -</text:span>Jugadores del segundo equipo</text:p>
      <text:p text:style-name="P2"/>
      <text:p text:style-name="P14">/campeonato/equipo/jugador[@tipo="suplente"]//nombre</text:p>
      <text:p text:style-name="P2"/>
      <text:p text:style-name="P5"/>
      <text:p text:style-name="P8"><text:span text:style-name="T1">5 - </text:span>Mostrar nombres y ranking</text:p>
      <text:p text:style-name="P15">/campeonato/equipo/nombre|//posición</text:p>
      <text:p text:style-name="P15"/>
      <text:p text:style-name="P2"/>
      <text:p text:style-name="P9"><text:span text:style-name="T1">6 - </text:span>edad de los jugadores con sueldo menor a 1500</text:p>
      <text:p text:style-name="P3"/>
      <text:p text:style-name="P16">/campeonato/equipo/jugador[sueldo&lt;="1500.00"]/[edad|sueldo]</text:p>
      <text:p text:style-name="P16"/>
      <text:p text:style-name="P9"/>
      <text:p text:style-name="P10">7 - nombre y edad de los jugadores con sueldo menor a 1500</text:p>
      <text:p text:style-name="P16">/campeonato/equipo/jugador[sueldo&lt;="1500.00"]/[nombre|edad|sueldo]</text:p>
      <text:p text:style-name="P16"/>
      <text:p text:style-name="P9"/>
      <text:p text:style-name="P10">8 - nombe, edad y sueldo de los jugadores con categoria suplente</text:p>
      <text:p text:style-name="P17">/campeonato/equipo/jugador[@tipo="suplente"]/[nombre|edad|sueldo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4T09:50:24.397000000</dc:date>
    <meta:editing-duration>PT9M11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6" meta:word-count="73" meta:character-count="769" meta:non-whitespace-character-count="712"/>
  </office:meta>
</office:document-meta>
</file>